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f959"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44037"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553b8"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82e6d"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8a906"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d4153"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decb1"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ef818"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206848"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21f2a2"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6aa7" officeooo:paragraph-rsid="00176aa7"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2e6d" officeooo:paragraph-rsid="00182e6d"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3a09" officeooo:paragraph-rsid="00193a09"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a906" officeooo:paragraph-rsid="0018a906"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f2a2" officeooo:paragraph-rsid="0021f2a2"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f818" officeooo:paragraph-rsid="001ef818"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d622" officeooo:paragraph-rsid="0026d622"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26d622" style:font-style-asian="normal" style:font-weight-asian="normal" style:font-style-complex="normal" style:font-weight-complex="normal"/>
    </style:style>
    <style:style style:name="P15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0" style:family="paragraph" style:parent-style-name="Heading_20_1">
      <loext:graphic-properties draw:fill="solid" draw:fill-color="#eeeeee" draw:opacity="100%"/>
      <style:paragraph-properties fo:background-color="#eeeeee"/>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loext:graphic-properties draw:fill="solid" draw:fill-color="#eeeeee" draw:opacity="100%"/>
      <style:paragraph-properties fo:background-color="#eeeeee"/>
      <style:text-properties fo:language="ru" fo:country="RU"/>
    </style:style>
    <style:style style:name="P165" style:family="paragraph" style:parent-style-name="Heading_20_2">
      <loext:graphic-properties draw:fill="solid" draw:fill-color="#eeeeee" draw:opacity="100%"/>
      <style:paragraph-properties fo:background-color="#eeeeee"/>
    </style:style>
    <style:style style:name="P16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fo:font-style="italic" style:font-style-asian="italic" style:font-style-complex="italic"/>
    </style:style>
    <style:style style:name="T61" style:family="text">
      <style:text-properties officeooo:rsid="0010f959"/>
    </style:style>
    <style:style style:name="T62" style:family="text">
      <style:text-properties officeooo:rsid="00144037"/>
    </style:style>
    <style:style style:name="T63" style:family="text">
      <style:text-properties officeooo:rsid="001553b8"/>
    </style:style>
    <style:style style:name="T64" style:family="text">
      <style:text-properties officeooo:rsid="00176aa7"/>
    </style:style>
    <style:style style:name="T65" style:family="text">
      <style:text-properties officeooo:rsid="00182e6d"/>
    </style:style>
    <style:style style:name="T66" style:family="text">
      <style:text-properties officeooo:rsid="0018a906"/>
    </style:style>
    <style:style style:name="T67" style:family="text">
      <style:text-properties officeooo:rsid="00193a09"/>
    </style:style>
    <style:style style:name="T68" style:family="text">
      <style:text-properties officeooo:rsid="00198dc2"/>
    </style:style>
    <style:style style:name="T69" style:family="text">
      <style:text-properties officeooo:rsid="001a2a8e"/>
    </style:style>
    <style:style style:name="T70" style:family="text">
      <style:text-properties officeooo:rsid="001b7d04"/>
    </style:style>
    <style:style style:name="T71" style:family="text">
      <style:text-properties officeooo:rsid="001d4153"/>
    </style:style>
    <style:style style:name="T72" style:family="text">
      <style:text-properties officeooo:rsid="001decb1"/>
    </style:style>
    <style:style style:name="T73" style:family="text">
      <style:text-properties officeooo:rsid="001ef818"/>
    </style:style>
    <style:style style:name="T74" style:family="text">
      <style:text-properties officeooo:rsid="00206848"/>
    </style:style>
    <style:style style:name="T75" style:family="text">
      <style:text-properties officeooo:rsid="0021f2a2"/>
    </style:style>
    <style:style style:name="T76" style:family="text">
      <style:text-properties officeooo:rsid="00230a24"/>
    </style:style>
    <style:style style:name="T77" style:family="text">
      <style:text-properties officeooo:rsid="00260f0d"/>
    </style:style>
    <style:style style:name="T78" style:family="text">
      <style:text-properties officeooo:rsid="0026d6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6">Fallout Equestria</text:p>
      <text:p text:style-name="P113">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61625044483542307"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3949955561342902237" text:style-name="L2">
        <text:list-item>
          <text:p text:style-name="P149">«Великие грифоны прошлого» - из канона (5<text:span text:style-name="T8">s8e)</text:span></text:p>
        </text:list-item>
        <text:list-item>
          <text:p text:style-name="P149">«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Природа Проклятий» - обмен</text:p>
        </text:list-item>
        <text:list-item>
          <text:p text:style-name="P149">«<text:span text:style-name="T44">Магия для Чайников</text:span>» - обмен</text:p>
        </text:list-item>
        <text:list-item>
          <text:p text:style-name="P149">«Энциклопедия Арканум» - обмен</text:p>
        </text:list-item>
        <text:list-item>
          <text:p text:style-name="P149">«О Гейсах» - обмен</text:p>
        </text:list-item>
        <text:list-item>
          <text:p text:style-name="P149">«<text:span text:style-name="T54">Тайны Тайных Наук</text:span>» - обмен</text:p>
        </text:list-item>
        <text:list-item>
          <text:p text:style-name="P150"><text:soft-page-break/>«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574919671843996737"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text:soft-page-break/>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2" text:outline-level="2">1. Терра</text:h>
      <text:p text:style-name="P27">музыка - кондовая электронная, холодная и отчаянная (Electronics “Disappointed”)</text:p>
      <text:p text:style-name="P12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3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4"><text:span text:style-name="T8">&gt;\</text:span>Привет, Нексус. Это Макс.</text:p>
      <text:p text:style-name="P84"><text:span text:style-name="T8">&lt;\</text:span>Привет Макс. <text:span text:style-name="T1">Рад тебя видеть. Где ты отсутствовал три дня?</text:span></text:p>
      <text:p text:style-name="P8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84"><text:span text:style-name="T8">&gt;\</text:span>Как называется наш проект?</text:p>
      <text:p text:style-name="P84"><text:span text:style-name="T8">&lt;\</text:span>Дайсон.</text:p>
      <text:p text:style-name="P84"><text:span text:style-name="T8">&gt;\</text:span>Сколько тебе лет?</text:p>
      <text:p text:style-name="P84"><text:span text:style-name="T8">&lt;\</text:span>Два года с начала запуска кластера.</text:p>
      <text:p text:style-name="P84"><text:span text:style-name="T8">&gt;\</text:span>Какой сейчас год?</text:p>
      <text:p text:style-name="P84"><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84"><text:span text:style-name="T8">&gt;\</text:span>Нексус, отключи память <text:span text:style-name="T1">заданий</text:span> за последнюю неделю.</text:p>
      <text:p text:style-name="P84"><text:span text:style-name="T8">&lt;\</text:span>Выполнено.</text:p>
      <text:p text:style-name="P8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4"><text:span text:style-name="T8">&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8">&lt;\</text:span><text:span text:style-name="T1">Выполняю задачу</text:span>...</text:p>
      <text:p text:style-name="P85"><text:span text:style-name="T8">&lt;\</text:span>...</text:p>
      <text:p text:style-name="P85"><text:span text:style-name="T8">&lt;\</text:span>Решение:</text:p>
      <text:p text:style-name="P8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84"><text:span text:style-name="T8">&gt;</text:span>\Нексус, почему ты используешь жёсткие настройки <text:span text:style-name="T1">для решения задачи</text:span>?</text:p>
      <text:p text:style-name="P84"><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8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2">Ага, уже теплее.</text:p>
      <text:p text:style-name="P42"/>
      <text:p text:style-name="P84"><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92">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23">***</text:p>
      <text:p text:style-name="P12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5">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87">Музыка быстрая, тревожная, надорваная и печальная (Pet Shop Boys “So Hard” ?)</text:p>
      <text:p text:style-name="P29"/>
      <text:p text:style-name="P12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8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1934424910198897309" text:style-name="L4">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8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 </text:p>
      <text:p text:style-name="P8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text:soft-page-break/>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7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5">Но величайшая справедливость юниверсума заключается в том, что не существует безвыходных положений. Всегда есть надежда.</text:p>
      <text:p text:style-name="P7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1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63"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8">Depeche Mode - Painkiller</text:span>&gt;</text:p>
      <text:p text:style-name="P7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2" text:outline-level="2">6. Стыд</text:h>
      <text:p text:style-name="P52"/>
      <text:p text:style-name="P75">~~~ Завтра на семь в библиотеке ~~~</text:p>
      <text:p text:style-name="P75"/>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9">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4">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89">Mark Knopfler — Hill Farmers Blues — или на следующую главу (прощание)</text:p>
      <text:p text:style-name="P52"/>
      <text:p text:style-name="P7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75"><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5"><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5">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75">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5">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8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1">– Куда проваливаться?</text:p>
      <text:p text:style-name="P81">– Они не знают. В тех провалах не видно дна...</text:p>
      <text:p text:style-name="P81">…</text:p>
      <text:p text:style-name="P8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1">– Леди и джентлькольты! Приём окончен! Её Высочество Принцесса Селестия будет рада видеть <text:s/>вас в следующую среду!</text:p>
      <text:p text:style-name="P8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7">&lt;</text:span><text:span text:style-name="T53">Mark Knopfler - </text:span><text:span text:style-name="T52">Hill Farmer's Blues</text:span><text:span text:style-name="T37">&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5">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7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5">– Мааам, а со мной связан элементаль?</text:p>
      <text:p text:style-name="P75">–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7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5">Так возникли аликорны.</text:p>
      <text:p text:style-name="P7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5">Имя её было Селестия.</text:p>
      <text:p text:style-name="P75">За ней последовала и сестра её, Луна.</text:p>
      <text:p text:style-name="P7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5">То есть, всегда.</text:p>
      <text:p text:style-name="P75">Тут и сказке конец. А теперь, Эйприл, залазь на полку и закрывай глазки.</text:p>
      <text:p text:style-name="P75">– Ну мааам! Раскажи ещё что-нибудь! Про Сомбру!</text:p>
      <text:p text:style-name="P75">–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75">– А почему только тебя? А меня? А дядю-горгулия?</text:p>
      <text:p text:style-name="P75">– <text:s/>Тебя я забрать ему не дам. А в дядю не тыкай копытом, это невежливо! Спи уже, мой маленький!</text:p>
      <text:p text:style-name="P75">– Поцелуй меня на ночь, мам!</text:p>
      <text:p text:style-name="P75"><text:soft-page-break/>– Конечно, мой хороший...</text:p>
      <text:p text:style-name="P75"/>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5">– Ага, он был закладкой в четвёртом номере «PlayMare», в разделе «Тридцать две позы, которые удивят вашего френдкольта».</text:p>
      <text:p text:style-name="P75">– Спайк! Немедленно ложись спать!</text:p>
      <text:p text:style-name="P75">– Уже иду. Кукурузу доем только и иду.</text:p>
      <text:p text:style-name="P75">– Кстати, а почему Индрэ считали одержимым?</text:p>
      <text:p text:style-name="P7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75">– Так у вас знают про людей? Вот это новость!. В Кантерлоте, да и в Понивилле все обращаются со мной, как с диковинкой.</text:p>
      <text:p text:style-name="P7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5">–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75"/>
      <text:p text:style-name="P75">– Спайк, будь добр, принеси дневник эксперимента. Он в подвале, за шкафом с ретортами, в...</text:p>
      <text:p text:style-name="P75"><text:soft-page-break/>– В сейфе, я в курсе.</text:p>
      <text:p text:style-name="P75"/>
      <text:p text:style-name="P77">***</text:p>
      <text:p text:style-name="P88">&lt;Seal — Amazing <text:span text:style-name="T1">(T</text:span><text:span text:style-name="T8">hin White Duke Remix)</text:span>&gt;</text:p>
      <text:p text:style-name="P75">Дата: 12.04.1003 А.С.</text:p>
      <text:p text:style-name="P75">Эксперимент: заклинание Воплощения Индрэ</text:p>
      <text:p text:style-name="P75">Испытуемая: Эпплджек</text:p>
      <text:p text:style-name="P75">Синопсис: запись сна со слов испытуемой</text:p>
      <text:p text:style-name="P75">Замечания: замечаний нет</text:p>
      <text:p text:style-name="P75"/>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5"/>
      <text:p text:style-name="P75">Примечания: ПипБак? Стойло? Двойники? Параллельные Эквестрии?</text:p>
      <text:p text:style-name="P1"/>
      <text:p text:style-name="P3">***</text:p>
      <text:p text:style-name="P1"/>
      <text:p text:style-name="P75">Дата: 12.04.1003 А.С.</text:p>
      <text:p text:style-name="P75">Эксперимент: заклинание Воплощения Индрэ</text:p>
      <text:p text:style-name="P75">Испытуемая: Рэйнбоу Дэш</text:p>
      <text:p text:style-name="P75">Синопсис: описание пробуждения испытуемой</text:p>
      <text:p text:style-name="P75">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75">Дата: 12.04.1003 А.С.</text:p>
      <text:p text:style-name="P75">Эксперимент: заклинание Воплощения Индрэ</text:p>
      <text:p text:style-name="P75">Испытуемая: Рэрити</text:p>
      <text:p text:style-name="P75">Синопсис: запись сна со слов испытуемой</text:p>
      <text:p text:style-name="P75">Замечания: замечаний нет</text:p>
      <text:p text:style-name="P75"/>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5"/>
      <text:p text:style-name="P77">***</text:p>
      <text:p text:style-name="P75"/>
      <text:p text:style-name="P75">Дата: 12.04.1003 А.С.</text:p>
      <text:p text:style-name="P75">Эксперимент: заклинание Воплощения Индрэ</text:p>
      <text:p text:style-name="P75">Испытуемая: Флаттершай</text:p>
      <text:p text:style-name="P75">Синопсис: описание пробуждения испытуемой</text:p>
      <text:p text:style-name="P7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5"/>
      <text:p text:style-name="P75">* Примечания: при виде кексиков истерика случилась с Пинки Пай.</text:p>
      <text:p text:style-name="P75"/>
      <text:p text:style-name="P54">***</text:p>
      <text:p text:style-name="P52"/>
      <text:p text:style-name="P75">Дата: 12.04.1003 А.С.</text:p>
      <text:p text:style-name="P75">Эксперимент: заклинание Воплощения Индрэ</text:p>
      <text:p text:style-name="P75">Испытуемая: Пинки Пай</text:p>
      <text:p text:style-name="P75">Синопсис: описание пробуждения испытуемой</text:p>
      <text:p text:style-name="P75">Замечания: испытуемая отказалась дать описание сна.</text:p>
      <text:p text:style-name="P75"/>
      <text:p text:style-name="P7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5"/>
      <text:p text:style-name="P75">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6">эт правда?</text:span></text:p>
      <text:p text:style-name="P52"><text:soft-page-break/><text:span text:style-name="T13">– </text:span><text:span text:style-name="T56">Какая из? Их много, вообще-то. Ик!</text:span></text:p>
      <text:p text:style-name="P5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2"><text:span text:style-name="T13">– </text:span><text:span text:style-name="T56">Пока не умру?</text:span></text:p>
      <text:p text:style-name="P5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78">Приветствую тебя, мой маленький человек!</text:p>
      <text:p text:style-name="P7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78"><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1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7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7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8">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8">«<text:span text:style-name="T8">P.S. Н</text:span>е гневите мироздание воровством! <text:span text:style-name="T27">Обмен рулит</text:span>!»</text:p>
      <text:p text:style-name="P7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8">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78"/>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75"/>
      <text:h text:style-name="Heading_20_2" text:outline-level="2">13. Мэйнхэттен</text:h>
      <text:p text:style-name="P90">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8">***</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soft-page-break/>…</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8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8">***</text:p>
      <text:p text:style-name="P56"><text:soft-page-break/></text:p>
      <text:p text:style-name="P56">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text:soft-page-break/>Некоторое время было тихо. Потом хлопнули ставни и чей-то сонный голос недовольно пробормотал:</text:p>
      <text:p text:style-name="P56"><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пегаска готова на ТАКОЕ! Признаюсь, вам удалось нас заинтересовать!</text:p>
      <text:p text:style-name="P56"><text:soft-page-break/>Единорожка в задумчивости стала ходить по веранде туда-сюда, разговаривая сама с собой.</text:p>
      <text:p text:style-name="P5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7">Исчезновение дневной главы диархии: Эквестрия в панике!</text:span>» (статья двухдневной давности).</text:p>
      <text:p text:style-name="P5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8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75"/>
      <text:p text:style-name="P7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0">–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82"><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text:soft-page-break/>МУ-ХА-ХА!</text:p>
      <text:p text:style-name="P5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50">&lt;<text:span text:style-name="T58">David Bowie - Lets Dance/ Ashes To Ashes</text:span></text:p>
      <text:p text:style-name="P50"><text:span text:style-name="T58">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8">***</text:p>
      <text:p text:style-name="P56"/>
      <text:p text:style-name="P56">Три дня спустя…</text:p>
      <text:p text:style-name="P56"/>
      <text:p text:style-name="P56">«<text:span text:style-name="T27">Добро пожаловать в Груммингтон! Вам здесь рады!</text:span></text:p>
      <text:p text:style-name="P56"><text:soft-page-break/><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8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text:span text:style-name="T76">У-у-у-ы-ы-ы-а-а-а</text:span>!</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59">37 пни</text:span></text:p>
      <text:p text:style-name="P83">24пн</text:p>
      <text:p text:style-name="P83">15</text:p>
      <text:p text:style-name="P56"><text:span text:style-name="T27">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9"><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text:soft-page-break/>УУУУУУРРРРРРГГГГХХХХХХХ!!!<text:span text:style-name="T8">&lt;</text:span><text:span text:style-name="T50">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4"/>
      <text:p text:style-name="P74">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49">Elo - Sorrow about to fall</text:span>&gt;</text:p>
      <text:p text:style-name="P56">Филлидельфия была слишком велика, чтобы сгинуть полностью — провал расколол её пополам.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text:span text:style-name="T61">Д</text:span>етский <text:span text:style-name="T61">самокат</text:span>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ухсот тысяч!!!</text:span>»</text:p>
      <text:p text:style-name="P56">Ха! С таким прогрессом они скоро за меня будут и миллион предлагать: за последние дни мы в небе не видели ни одного пегасьего дозора.</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text:soft-page-break/>–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text:span text:style-name="T61">валяющийся</text:span> рядом с нами <text:span text:style-name="T61">самокат</text:span>.</text:p>
      <text:p text:style-name="P56">– Дэш, ты ведь сможешь буксировать его на лету?</text:p>
      <text:p text:style-name="P56">– Этот? Конечно могу! Плёвое дело!</text:p>
      <text:p text:style-name="P56">– А со мной?</text:p>
      <text:p text:style-name="P56">– <text:span text:style-name="T61">Хмм. </text:span>Понимаю, к чему ты клонишь.</text:p>
      <text:p text:style-name="P56">Пегаска критически оглядела меня.</text:p>
      <text:p text:style-name="P57">– В тебе <text:span text:style-name="T61">около </text:span>семьдесят<text:span text:style-name="T61">и пяти </text:span>килограмм<text:span text:style-name="T61">ов</text:span>. Раньше я троих таких как ты могла бы в воздухе нести, не то, что по земле тянуть. Но сейчас — не <text:span text:style-name="T61">знаю</text:span>. <text:span text:style-name="T61">Ещё в Фетлоке я чуть не надорвалась, когда тащила тебя с крыши. А сейчас я намного слабее и <text:s/></text:span>чувствую <text:s/>себя как старая больная кляча. То есть, кое-как летать, чуть похуже Флаттершай, ещё могу. А насчёт <text:span text:style-name="T62">буксировки</text:span> — не уверена. <text:span text:style-name="T61">Надо попробовать.</text:span></text:p>
      <text:p text:style-name="P57">…</text:p>
      <text:p text:style-name="P59">Когда <text:span text:style-name="T71">дорожное покрытие слилось в сплошную серую полосу, а </text:span>руль самоката начал у меня в руках вибрировать от скорости, я заорал:</text:p>
      <text:p text:style-name="P59">– <text:span text:style-name="T71">Дэ-э-э-ш!!! </text:span>Сто-о-ой!!! Хватит! Испытание пройдено! Не увлекайся!!!</text:p>
      <text:p text:style-name="P59">Пегаска приземлилась и, выплюну<text:span text:style-name="T64">в</text:span> поводья изо рта, <text:span text:style-name="T63">встала в гордую позу</text:span>.</text:p>
      <text:p text:style-name="P60">– Я ещё и не начинала! <text:span text:style-name="T63">Так, только чуть-чуть размялась!</text:span></text:p>
      <text:p text:style-name="P69">Я положил самокат и на трясущихся ногах приближался к ней. <text:span text:style-name="T70">Сердце ходило ходуном где-то в районе пяток.</text:span></text:p>
      <text:p text:style-name="P61">– <text:span text:style-name="T65">Дэш, ты это нарочно? Про «клячу» и всё такое?</text:span></text:p>
      <text:p text:style-name="P61">– <text:span text:style-name="T65">А что такое? </text:span>– <text:span text:style-name="T65">невинно спросила пегаска, полуобернувшись ко мне задом.</text:span></text:p>
      <text:p text:style-name="P61">– <text:span text:style-name="T65">А ничего. </text:span>– <text:span text:style-name="T65">нарочито спокойно сказал я, демонстративно закатывая рукава.</text:span></text:p>
      <text:p text:style-name="P61">– <text:span text:style-name="T65">Чего «ничего»? </text:span>– <text:span text:style-name="T65">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span></text:p>
      <text:p text:style-name="P62">– <text:s/><text:span text:style-name="T66">А того, что я тебя сейчас!..</text:span></text:p>
      <text:p text:style-name="P71">ХЛОП!</text:p>
      <text:p text:style-name="P70">Разделяющий нас метр я преодолел в прыжке. Но я ошибся, думая, что пегаска в последнее мгновение даст дёру. Она, <text:span text:style-name="T68">наоборот, подалась чуть назад.</text:span> <text:span text:style-name="T68">Я</text:span> наткну<text:span text:style-name="T69">лся</text:span> на её круп, споткнулся и лёг на неё всем весом.</text:p>
      <text:p text:style-name="P63">– <text:span text:style-name="T67">Бггг! </text:span>– <text:s/><text:span text:style-name="T68">заржала пегаска. </text:span>– <text:span text:style-name="T71">Макс, не будь нытиком! Прикольная шутка же!</text:span></text:p>
      <text:p text:style-name="P64">– <text:span text:style-name="T72">Хренасе, прикольная! Я мог разбиться! </text:span>– <text:span text:style-name="T72">Я встал и, не удержавшись, хлёстко шлёпнул её по крупу. </text:span>– <text:span text:style-name="T72">Ты забываешь, что у меня нет крыльев. Навернулся бы с самоката с такой скорости — потом хрен бы ты меня собрала. Моя голова не такая крепкая, как твоя.</text:span></text:p>
      <text:p text:style-name="P65">– <text:span text:style-name="T73">Ой. Макс?.. Извини. А? </text:span>– <text:span text:style-name="T73">до пегаски дошло, что мне невесело. Она сникла и виновато ткнулась мне в ногу. </text:span>– <text:span text:style-name="T73">Я в курсе, что у меня фиговые шутки. Но иногда просто не могу сдержаться. Я так </text:span><text:soft-page-break/><text:span text:style-name="T73">обрадовалась, что снова могу летать! Мне так хотелось порадовать тебя скоростью! У меня из головы вылетело, что ты бескрылый.</text:span></text:p>
      <text:p text:style-name="P73"><text:s/>Я потрепал пегаску между ушей.</text:p>
      <text:p text:style-name="P66">– <text:span text:style-name="T74">Не парься, я не сержусь. Вдобавок, не такой уж я и хрупкий, просто люблю перестраховаться.</text:span></text:p>
      <text:p text:style-name="P66">– <text:span text:style-name="T74">Да? Это клёво. </text:span>– <text:span text:style-name="T74">успокоилась Дэш. </text:span>– <text:span text:style-name="T74">А можно попросить тебя об одной вещи?</text:span></text:p>
      <text:p text:style-name="P67">– <text:span text:style-name="T77">Да?</text:span></text:p>
      <text:p text:style-name="P67">– <text:span text:style-name="T75">Помнишь, я разревелась в Груммингтоне?</text:span></text:p>
      <text:p text:style-name="P67">– <text:span text:style-name="T78">Было дело.</text:span></text:p>
      <text:p text:style-name="P67">– <text:span text:style-name="T75">Забудь про это!</text:span></text:p>
      <text:p text:style-name="P67">– <text:span text:style-name="T78">Почему? Ты тогда была такой милой.</text:span></text:p>
      <text:p text:style-name="P72">Дэш на<text:span text:style-name="T78">супилась</text:span> и принялась ковырять копытом асфальт.</text:p>
      <text:p text:style-name="P67">– <text:span text:style-name="T75">Я тогда был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span></text:p>
      <text:p text:style-name="P154">Я пожал плечами.</text:p>
      <text:p text:style-name="P155">– <text:span text:style-name="T78">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span></text:p>
      <text:p text:style-name="P155">– <text:span text:style-name="T78">Но ты не плачешь.</text:span></text:p>
      <text:p text:style-name="P154">Я задумался.</text:p>
      <text:p text:style-name="P155"/>
      <text:p text:style-name="P67"/>
      <text:p text:style-name="P61"/>
      <text:p text:style-name="P61"/>
      <text:p text:style-name="P60">– <text:span text:style-name="T63">Вот и отлично, значит, твои мучения окончились. Фургон оставляем тут. С той скоростью, с которой ты буксируешь самокат, через день-два будем в Понивилле.</text:span></text:p>
      <text:p text:style-name="P60">– <text:span text:style-name="T63">Так точно, шеф! </text:span>– <text:span text:style-name="T63">пегаска шутливо отдала честь. </text:span>– <text:span text:style-name="T63">Когда будем выдвигаться?</text:span></text:p>
      <text:p text:style-name="P68"><text:span text:style-name="T62">– </text:span>Как только я соберу рюкзак.</text:p>
      <text:p text:style-name="P68">…</text:p>
      <text:p text:style-name="P68"/>
      <text:p text:style-name="P59"/>
      <text:p text:style-name="P50">&lt;<text:span text:style-name="T20">Макс с Дэш «грабят» Филлидельфию. Во время «грабежа» Макс оставляет на прилавках «ограбляемых» лавок последние монетки — и потом говорит: «если так пойдёт и дальше, придётся тебе сдать менч копам за вознаграждение»</text:span></text:p>
      <text:p text:style-name="P39">- А как же ты? - не поняла шутки Дэш</text:p>
      <text:p text:style-name="P50"><text:span text:style-name="T20">- Ты меня всё равно как-нибудь вытащишь потом — отмахнулся я</text:span>&gt;</text:p>
      <text:p text:style-name="P50"/>
      <text:p text:style-name="P56">&lt;<text:span text:style-name="T19">Во время «грабежа» Филлидельфии Макс находит скутер — и дальше Дэш буксирует его на лету. Фургон они бросают в Филлидельфии</text:span>&gt;</text:p>
      <text:p text:style-name="P56"/>
      <text:p text:style-name="P56">&lt;<text:span text:style-name="T19">Для облегчения веса скутера Дэш выкидывает почти всё из рюкзака Макса</text:span>&gt;</text:p>
      <text:p text:style-name="P56"/>
      <text:p text:style-name="P56"><text:soft-page-break/>&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text:span>&gt;</text:p>
      <text:p text:style-name="P56"/>
      <text:p text:style-name="P5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0"/>
      <text:p text:style-name="P50">&lt;<text:span text:style-name="T20">В сцене прощания (во сне): </text:span></text:p>
      <text:p text:style-name="P50"><text:span text:style-name="T20">-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0">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0">Дальше — использовать по-максимуму уже написанное</text:span>&gt;</text:p>
      <text:p text:style-name="P56"/>
      <text:p text:style-name="P56"/>
      <text:p text:style-name="P5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0">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text:soft-page-break/>-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25"><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6"/>
      <text:p text:style-name="P50">&lt;<text:span text:style-name="T20">Главы с Максом и Дэш — в стиле «Криминального чтива»</text:span>&gt;</text:p>
      <text:p text:style-name="P56"/>
      <text:p text:style-name="P50">&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0"/>
      <text:p text:style-name="P5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oft-page-break/><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0">- В законе не указана конкретный соправитель Диархии!</text:span>&gt;</text:p>
      <text:p text:style-name="P46"/>
      <text:p text:style-name="P46">&lt;<text:span text:style-name="T20">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65"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65" text:outline-level="2">Рейд пони-рэйнджеров</text:h>
      <text:p text:style-name="P2"/>
      <text:p text:style-name="P30"><text:soft-page-break/>(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65"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5" text:outline-level="2"><text:soft-page-break/>В библиотеке замка Селестии</text:h>
      <text:p text:style-name="P11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5" text:outline-level="2">Понивилль</text:h>
      <text:p text:style-name="P2"/>
      <text:h text:style-name="P16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
      <text:h text:style-name="P165"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5" text:outline-level="2">Сон Макса</text:h>
      <text:p text:style-name="P117"/>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5"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6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oft-page-break/><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oft-page-break/><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17"/>
      <text:p text:style-name="P117"/>
      <text:p text:style-name="P117"/>
      <text:p text:style-name="P117"/>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65"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oft-page-break/><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6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5" text:outline-level="2">Поиск решения</text:h>
      <text:p text:style-name="P117"/>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6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6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oft-page-break/><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5" text:outline-level="2"><text:soft-page-break/>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5" text:outline-level="2"><text:soft-page-break/>След?</text:h>
      <text:p text:style-name="P117"/>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5"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7"/>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8">– </text:span>Ну хорошо. Убедила. В конце-концов, можем поступить так. Вы с Флатти вернётесь обратно а я продолжу поиски здесь.</text:p>
      <text:p text:style-name="P9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8">– </text:span>Вы можете связываться со мной раз в месяц по коридору.</text:p>
      <text:p text:style-name="P9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8">– </text:span>Конечно оставаться. Кто ещё, кроме нас, может найти её?</text:p>
      <text:p text:style-name="P97"><text:span text:style-name="T8">– </text:span>Я думал, ты не сможешь оставить Энджела и всех остальных надолго.</text:p>
      <text:p text:style-name="P9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8">– </text:span>Извини, Флаттершай, забылся.</text:p>
      <text:p text:style-name="P102"><text:span text:style-name="T8">– </text:span>Та ладно, я ж не против, – возразила Эпплджек. – Не парься, Флатти. Было б хуже, если б он <text:s/>назвал меня Эпплджек на людях.</text:p>
      <text:p text:style-name="P102"><text:span text:style-name="T8">– </text:span>Ты так... – запнулась Флаттершай. – Так быстро забыла свою ферму. И...</text:p>
      <text:p text:style-name="P10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8">– </text:span>Как ты можешь так говорить? – расплакалась Флаттершай.</text:p>
      <text:p text:style-name="P102"><text:span text:style-name="T8">– </text:span>Эй, девушки, не ссорьтесь! Мы — одна команда! И надеюсь, останемся ею и в дальнейшем. </text:p>
      <text:list xml:id="list7387337257309537030" text:style-name="L5">
        <text:list-header>
          <text:p text:style-name="P15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oft-page-break/><text:span text:style-name="T8">– </text:span>А если нет? – Эпплджек смотрела мне мне прямо в глаза.</text:p>
      <text:list xml:id="list185042523321946" text:continue-numbering="true" text:style-name="L5">
        <text:list-header>
          <text:p text:style-name="P156">Я молча пожал плечами. Эпплджек уверенно продолжила.</text:p>
        </text:list-header>
      </text:list>
      <text:p text:style-name="P10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8">– </text:span>Спасибо, ЭйДжей.</text:p>
      <text:p text:style-name="P10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042039016850" text:continue-numbering="true" text:style-name="L5">
        <text:list-header>
          <text:p text:style-name="P156">Флаттершай пробормотала нечто, показавшееся мне знакомым.</text:p>
        </text:list-header>
      </text:list>
      <text:p text:style-name="P102"><text:span text:style-name="T8">– </text:span>Флатти, ты что-то сказала? Я не расслышал.</text:p>
      <text:p text:style-name="P102"><text:span text:style-name="T8">– </text:span>Намерение Изменяет Реальность.</text:p>
      <text:p text:style-name="P102"><text:span text:style-name="T8">– </text:span>Эээ. А где ты слышала эту фразу, если не секрет?</text:p>
      <text:p text:style-name="P10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041300854157" text:continue-numbering="true" text:style-name="L5">
        <text:list-header>
          <text:p text:style-name="P156">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8">– </text:span>Флатти, ЭйДжей, буду через час. Ждите!</text:p>
      <text:p text:style-name="P97"/>
      <text:h text:style-name="P164" text:outline-level="2">Почти.</text:h>
      <text:p text:style-name="P114"/>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8">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text:soft-page-break/>–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64" text:outline-level="2">Дискорд</text:h>
      <text:p text:style-name="P117"/>
      <text:p text:style-name="P114">Девушки поспешно собирались, пока я растолковывал им задачу.</text:p>
      <text:p text:style-name="P11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8">– </text:span>Это тот твой приятель, который разбился с полгода назад? – спросила Эпплджек.</text:p>
      <text:p text:style-name="P114"><text:span text:style-name="T8">– </text:span>Да, это он.</text:p>
      <text:p text:style-name="P114"><text:span text:style-name="T8">– </text:span>А как мы попадём в его квартиру? Там сейчас кто-то живёт? – Флаттершай прыгала на одной ноге, натягивая кед.</text:p>
      <text:p text:style-name="P11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8">– </text:span>Макс, что случилось? У нас проблемы?</text:p>
      <text:p text:style-name="P11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8">–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8">– </text:span>Нет нужды. Лучше станьте-ка сзади меня так, чтобы заслонить от этих бабулек и от вооон той камеры наблюдения.</text:p>
      <text:list xml:id="list2804335264735593100" text:style-name="L6">
        <text:list-header>
          <text:p text:style-name="P15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8"><text:span text:style-name="T8">–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pan text:style-name="T1">Компьютер</text:span> стоял там же, где и обычно <text:span text:style-name="T1">— в личном кабинете Влада на столе у окна.</text:span></text:p>
      <text:p text:style-name="P138"><text:span text:style-name="T8">– </text:span>Макс, тут окно разбито! И верёвка какая-то висит. – крикнула Флаттершай из кухни.</text:p>
      <text:p text:style-name="P138"><text:span text:style-name="T8">–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8">–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pan text:style-name="T8">– </text:span>Оп-па! – пробормотала Эпплджек. – Нежданчик!</text:p>
      <text:p text:style-name="P138"><text:span text:style-name="T8">– </text:span>Ты, я вижу, времени не терял, – моя рука под прикрытием стола медленно тянулась к тяжёлой фарфоровой кружке, стоящей на краю.</text:p>
      <text:p text:style-name="P11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8">– </text:span>А почему ты вообще решил искать нас тут? – спросила Эпплджек. – Приехал бы домой. Мы б тебя чаем напоили.</text:p>
      <text:p text:style-name="P118"><text:span text:style-name="T8">–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8">– </text:span>С кем это вы тут разговариваете?</text:p>
      <text:list xml:id="list988756693854631199" text:style-name="L7">
        <text:list-header>
          <text:p text:style-name="P166"><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65" text:outline-level="2">Селестия</text:h>
      <text:p text:style-name="P138"/>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0">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text:soft-page-break/>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31">– И что? – продолжила его мысль Эпплджек.</text:p>
      <text:p text:style-name="P131">–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text:soft-page-break/>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7"/>
      <text:h text:style-name="P165"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0"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8">–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text:soft-page-break/></text:p>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17">–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8">&lt;</text:span>упомянуть в эпизоде на Терре, что МЛП-сериал закрылся год назад<text:span text:style-name="T8">&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text:soft-page-break/>–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8">&lt;</text:span><text:span text:style-name="T24">чёрт</text:span><text:span text:style-name="T8">&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8">–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8">–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19">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text:soft-page-break/>Я покачал головой.</text:p>
      <text:p text:style-name="P102"><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6094892135443586083" text:style-name="L8">
        <text:list-header>
          <text:p text:style-name="P158">(<text:span text:style-name="T26">Луна — как повелительница снов, слышала разговор Макса с Анакорном</text:span>)</text:p>
          <text:p text:style-name="P159"/>
        </text:list-header>
      </text:list>
      <text:p text:style-name="P128">***</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7"><text:soft-page-break/><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7">Я опустил руку на шею Дэш и ощутил теплоту и лёгкое покалывание в пустоте.</text:p>
      <text:p text:style-name="P97"><text:span text:style-name="T8">–</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65" text:outline-level="2">Земля</text:h>
      <text:p text:style-name="P100">Музыкальная тема из бегущего по лезвию бритвы — <text:span text:style-name="T8">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3T18:50:39.767000000</dc:date>
    <meta:editing-duration>P85DT2H1M16S</meta:editing-duration>
    <meta:editing-cycles>4894</meta:editing-cycles>
    <meta:generator>LibreOffice/5.1.0.3$Windows_x86 LibreOffice_project/5e3e00a007d9b3b6efb6797a8b8e57b51ab1f737</meta:generator>
    <meta:document-statistic meta:table-count="0" meta:image-count="0" meta:object-count="0" meta:page-count="172" meta:paragraph-count="3516" meta:word-count="78573" meta:character-count="521412" meta:non-whitespace-character-count="442671"/>
  </office:meta>
</office:document-meta>
</file>